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>
      <style:paragraph-properties fo:break-before="page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Eventing-Modul (Outbox + Dispatcher + Consumer-Idempotenz)</text:p>
      <text:h text:style-name="Heading_20_1" text:outline-level="1">1. Ziel und Zweck</text:h>
      <text:p text:style-name="Text_20_body">Das Eventing-Modul stellt eine <text:span text:style-name="Strong_20_Emphasis">wiederverwendbare Bibliothek</text:span> für Backend-Services bereit, um <text:span text:style-name="Strong_20_Emphasis">Domain Events</text:span> zuverlässig zu erzeugen und zu verarbeiten.</text:p>
      <text:p text:style-name="Text_20_body">Ziel ist eine <text:span text:style-name="Strong_20_Emphasis">einheitliche Eventing-Grundlage</text:span> für alle Microservices:</text:p>
      <text:list xml:id="list5507308851935161843" text:style-name="L1">
        <text:list-item>
          <text:p text:style-name="P1"><text:span text:style-name="Strong_20_Emphasis">Producer</text:span> schreiben Events sicher in eine Outbox (DB).</text:p>
        </text:list-item>
        <text:list-item>
          <text:p text:style-name="P1">Ein <text:span text:style-name="Strong_20_Emphasis">Dispatcher</text:span> verschickt Events (später via Kafka/Rabbit/HTTP; zunächst über ein austauschbares <text:span text:style-name="Source_20_Text">EventBus</text:span> Interface).</text:p>
        </text:list-item>
        <text:list-item>
          <text:p text:style-name="P1"><text:span text:style-name="Strong_20_Emphasis">Consumer</text:span> verarbeiten Events <text:span text:style-name="Strong_20_Emphasis">idempotent</text:span> (also ohne doppelte Nebenwirkungen bei Wiederholungen).</text:p>
        </text:list-item>
      </text:list>
      <text:p text:style-name="Text_20_body">Das Modul ist <text:span text:style-name="Strong_20_Emphasis">kein eigener Service</text:span> und besitzt <text:span text:style-name="Strong_20_Emphasis">kein Frontend</text:span>.</text:p>
      <text:p text:style-name="Text_20_body"/>
      <text:h text:style-name="Heading_20_1" text:outline-level="1">2. Geltungsbereich</text:h>
      <text:h text:style-name="Heading_20_2" text:outline-level="2">In Scope</text:h>
      <text:list xml:id="list3659395908706080038" text:style-name="L2">
        <text:list-item>
          <text:p text:style-name="P2">Event Envelope (Metadaten + Payload)</text:p>
        </text:list-item>
        <text:list-item>
          <text:p text:style-name="P2">Topic/Naming-Konventionen</text:p>
        </text:list-item>
        <text:list-item>
          <text:p text:style-name="P2">Outbox-Pattern (DB-Tabellen, JPA Entities, Repository)</text:p>
        </text:list-item>
        <text:list-item>
          <text:p text:style-name="P2">OutboxPublisher API (enqueue)</text:p>
        </text:list-item>
        <text:list-item>
          <text:p text:style-name="P2">Dispatcher (Scheduled Polling, Claiming, Retry/Backoff, Status)</text:p>
        </text:list-item>
        <text:list-item>
          <text:p text:style-name="P2">Consumer-Idempotenz (processed_event)</text:p>
        </text:list-item>
        <text:list-item>
          <text:p text:style-name="P2">Reusable Consumer Runner (Pattern-Baustein)</text:p>
        </text:list-item>
        <text:list-item>
          <text:p text:style-name="P2">Spring Boot Auto-Configuration (Starter-Verhalten)</text:p>
        </text:list-item>
        <text:list-item>
          <text:p text:style-name="P2">Tests (positiv/negativ)</text:p>
        </text:list-item>
        <text:list-item>
          <text:p text:style-name="P2">Optional: Admin API + Demo App + Docker</text:p>
        </text:list-item>
      </text:list>
      <text:h text:style-name="Heading_20_2" text:outline-level="2">Out of Scope (für MVP)</text:h>
      <text:list xml:id="list2984045575615386647" text:style-name="L3">
        <text:list-item>
          <text:p text:style-name="P3">Konkreter Broker-Adapter (Kafka/Rabbit) – wird über <text:span text:style-name="Source_20_Text">EventBus</text:span> später integriert</text:p>
        </text:list-item>
        <text:list-item>
          <text:p text:style-name="P3">Frontend</text:p>
        </text:list-item>
        <text:list-item>
          <text:p text:style-name="P3">KI-Funktionen</text:p>
        </text:list-item>
      </text:list>
      <text:p text:style-name="Text_20_body"/>
      <text:h text:style-name="Heading_20_1" text:outline-level="1"><text:soft-page-break/>3. Technische Rahmenbedingungen</text:h>
      <text:list xml:id="list4575867270700689172" text:style-name="L4">
        <text:list-item>
          <text:p text:style-name="P4"><text:span text:style-name="Strong_20_Emphasis">Java:</text:span> 21</text:p>
        </text:list-item>
        <text:list-item>
          <text:p text:style-name="P4"><text:span text:style-name="Strong_20_Emphasis">Framework:</text:span> Spring Boot <text:span text:style-name="Strong_20_Emphasis">4.0.3</text:span></text:p>
        </text:list-item>
        <text:list-item>
          <text:p text:style-name="P4"><text:span text:style-name="Strong_20_Emphasis">DB:</text:span> MariaDB 10.x</text:p>
        </text:list-item>
        <text:list-item>
          <text:p text:style-name="P4"><text:span text:style-name="Strong_20_Emphasis">Build:</text:span> Maven Multi-Module</text:p>
        </text:list-item>
        <text:list-item>
          <text:p text:style-name="P4"><text:span text:style-name="Strong_20_Emphasis">Config:</text:span> <text:span text:style-name="Source_20_Text">application.properties</text:span></text:p>
        </text:list-item>
        <text:list-item>
          <text:p text:style-name="P4"><text:span text:style-name="Strong_20_Emphasis">Migrations:</text:span> Flyway (Schema wird nicht durch Hibernate erzeugt)</text:p>
        </text:list-item>
        <text:list-item>
          <text:p text:style-name="P4"><text:span text:style-name="Strong_20_Emphasis">Persistenz:</text:span> Spring Data JPA</text:p>
        </text:list-item>
        <text:list-item>
          <text:p text:style-name="P4"><text:span text:style-name="Strong_20_Emphasis">Tests:</text:span> JUnit 5 + Mockito (Integrationtests optional später mit Testcontainers)</text:p>
        </text:list-item>
        <text:list-item>
          <text:p text:style-name="P4"><text:span text:style-name="Strong_20_Emphasis">Docker:</text:span> optional (für Demo App / lokale Tests)</text:p>
        </text:list-item>
      </text:list>
      <text:p text:style-name="Text_20_body"/>
      <text:h text:style-name="Heading_20_1" text:outline-level="1">4. Projektstruktur (Multi-Module)</text:h>
      <text:h text:style-name="Heading_20_2" text:outline-level="2">Parent</text:h>
      <text:list xml:id="list2316309197880509831" text:style-name="L5">
        <text:list-item>
          <text:p text:style-name="P5"><text:span text:style-name="Source_20_Text">eventing-parent</text:span> (packaging <text:span text:style-name="Source_20_Text">pom</text:span>, verwaltet Versionen via Spring Boot BOM)</text:p>
        </text:list-item>
      </text:list>
      <text:h text:style-name="Heading_20_2" text:outline-level="2">Module</text:h>
      <text:list xml:id="list8034852302949703176" text:style-name="L6">
        <text:list-item>
          <text:p text:style-name="P6"><text:span text:style-name="Source_20_Text">eventing-core</text:span></text:p>
        </text:list-item>
      </text:list>
      <text:list xml:id="list4223694881210389688" text:style-name="L7">
        <text:list-item>
          <text:p text:style-name="P7"><text:span text:style-name="Source_20_Text">EventEnvelope</text:span></text:p>
        </text:list-item>
        <text:list-item>
          <text:p text:style-name="P7"><text:span text:style-name="Source_20_Text">TopicNaming</text:span></text:p>
        </text:list-item>
        <text:list-item>
          <text:p text:style-name="P7">Basistypen/Enums (z. B. Status)</text:p>
        </text:list-item>
      </text:list>
      <text:list xml:id="list662799011920777246" text:style-name="L8">
        <text:list-item>
          <text:p text:style-name="P8"><text:span text:style-name="Source_20_Text">eventing-outbox-jpa</text:span></text:p>
        </text:list-item>
      </text:list>
      <text:list xml:id="list6539788449632506523" text:style-name="L9">
        <text:list-item>
          <text:p text:style-name="P9">Flyway Migrationen</text:p>
        </text:list-item>
        <text:list-item>
          <text:p text:style-name="P9">JPA Entities + Repositories</text:p>
        </text:list-item>
        <text:list-item>
          <text:p text:style-name="P9"><text:span text:style-name="Source_20_Text">OutboxPublisher.enqueue(...)</text:span></text:p>
        </text:list-item>
      </text:list>
      <text:list xml:id="list886069485224386147" text:style-name="L10">
        <text:list-item>
          <text:p text:style-name="P10"><text:span text:style-name="Source_20_Text">eventing-starter</text:span></text:p>
        </text:list-item>
      </text:list>
      <text:list xml:id="list3303049617384698803" text:style-name="L11">
        <text:list-item>
          <text:p text:style-name="P11">Auto-Configuration (Starter)</text:p>
        </text:list-item>
        <text:list-item>
          <text:p text:style-name="P11">Dispatcher + Properties</text:p>
        </text:list-item>
        <text:list-item>
          <text:p text:style-name="P11">Consumer-Idempotenz + Runner</text:p>
        </text:list-item>
        <text:list-item>
          <text:p text:style-name="P11">Default <text:span text:style-name="Source_20_Text">EventBus</text:span> (Noop)</text:p>
        </text:list-item>
      </text:list>
      <text:p text:style-name="Text_20_body">Optional später:</text:p>
      <text:list xml:id="list8842185428475474311" text:style-name="L12">
        <text:list-item>
          <text:p text:style-name="P12"><text:span text:style-name="Source_20_Text">eventing-admin-api</text:span> (Internal REST API, Swagger, Security)</text:p>
        </text:list-item>
        <text:list-item>
          <text:p text:style-name="P12"><text:span text:style-name="Source_20_Text">eventing-demo-app</text:span> (Docker + Beispielkonfiguration)</text:p>
        </text:list-item>
      </text:list>
      <text:h text:style-name="Heading_20_1" text:outline-level="1"><text:soft-page-break/>5. Funktionale Anforderungen</text:h>
      <text:h text:style-name="Heading_20_2" text:outline-level="2">5.1 Event Envelope (eventing-core)</text:h>
      <text:p text:style-name="Text_20_body"><text:span text:style-name="Strong_20_Emphasis">Beschreibung:</text:span> Standardformat für Events, das jeder Service identisch nutzt.</text:p>
      <text:p text:style-name="Text_20_body"><text:span text:style-name="Strong_20_Emphasis">Muss-Felder:</text:span></text:p>
      <text:list xml:id="list5789381604162073925" text:style-name="L13">
        <text:list-item>
          <text:p text:style-name="P13"><text:span text:style-name="Source_20_Text">eventId</text:span> (UUID als String)</text:p>
        </text:list-item>
        <text:list-item>
          <text:p text:style-name="P13"><text:span text:style-name="Source_20_Text">type</text:span> (z. B. <text:span text:style-name="Source_20_Text">EmployeeCreated</text:span>)</text:p>
        </text:list-item>
        <text:list-item>
          <text:p text:style-name="P13"><text:span text:style-name="Source_20_Text">companyId</text:span> (Mandant)</text:p>
        </text:list-item>
        <text:list-item>
          <text:p text:style-name="P13"><text:span text:style-name="Source_20_Text">timestamp</text:span> (UTC)</text:p>
        </text:list-item>
        <text:list-item>
          <text:p text:style-name="P13"><text:span text:style-name="Source_20_Text">schemaVersion</text:span> (Default 1)</text:p>
        </text:list-item>
        <text:list-item>
          <text:p text:style-name="P13"><text:span text:style-name="Source_20_Text">payload</text:span> (JSON)</text:p>
        </text:list-item>
      </text:list>
      <text:p text:style-name="Text_20_body"><text:span text:style-name="Strong_20_Emphasis">Optional:</text:span></text:p>
      <text:list xml:id="list283765776324115154" text:style-name="L14">
        <text:list-item>
          <text:p text:style-name="P14"><text:span text:style-name="Source_20_Text">correlationId</text:span> (zur Nachverfolgung einer Anfrage/Kette)</text:p>
        </text:list-item>
        <text:list-item>
          <text:p text:style-name="P14"><text:span text:style-name="Source_20_Text">causationId</text:span> (auslösendes Event)</text:p>
        </text:list-item>
      </text:list>
      <text:p text:style-name="Text_20_body"><text:span text:style-name="Strong_20_Emphasis">Akzeptanzkriterien:</text:span></text:p>
      <text:list xml:id="list1073198255366634723" text:style-name="L15">
        <text:list-item>
          <text:p text:style-name="P15">Envelope lässt sich mit Jackson serialisieren/deserialisieren (Unit Test).</text:p>
        </text:list-item>
      </text:list>
      <text:p text:style-name="Text_20_body"/>
      <text:h text:style-name="Heading_20_2" text:outline-level="2">5.2 Topic/Naming Konvention (eventing-core)</text:h>
      <text:p text:style-name="Text_20_body"><text:span text:style-name="Strong_20_Emphasis">Beschreibung:</text:span> Einheitliche Topic/Channel-Benennung:</text:p>
      <text:p text:style-name="Text_20_body"><text:span text:style-name="Strong_20_Emphasis">Format:</text:span><text:line-break/><text:span text:style-name="Source_20_Text">&lt;companyId&gt;.&lt;serviceName&gt;.&lt;eventType&gt;</text:span></text:p>
      <text:p text:style-name="Text_20_body"><text:span text:style-name="Strong_20_Emphasis">Akzeptanzkriterien:</text:span></text:p>
      <text:list xml:id="list26433038565332988" text:style-name="L16">
        <text:list-item>
          <text:p text:style-name="P16">Utility liefert exakt das Format (Unit Test).</text:p>
        </text:list-item>
      </text:list>
      <text:p text:style-name="Text_20_body"/>
      <text:h text:style-name="Heading_20_2" text:outline-level="2">5.3 Outbox Schema (eventing-outbox-jpa)</text:h>
      <text:p text:style-name="Text_20_body"><text:span text:style-name="Strong_20_Emphasis">Beschreibung:</text:span> Events werden in <text:span text:style-name="Source_20_Text">outbox_event</text:span> gespeichert, verarbeitete Events in <text:span text:style-name="Source_20_Text">processed_event</text:span>.</text:p>
      <text:p text:style-name="Text_20_body"/>
      <text:p text:style-name="Text_20_body"><text:span text:style-name="T1"/></text:p>
      <text:p text:style-name="P39"><text:span text:style-name="T1">Tabelle: </text:span><text:span text:style-name="Source_20_Text"><text:span text:style-name="T1">outbox_event</text:span></text:span></text:p>
      <text:p text:style-name="Text_20_body">Wesentliche Felder (vereinfacht):</text:p>
      <text:list xml:id="list4728233005148545238" text:style-name="L17">
        <text:list-item>
          <text:p text:style-name="P17">PK: <text:span text:style-name="Source_20_Text">id</text:span> (AUTO_INCREMENT)</text:p>
        </text:list-item>
        <text:list-item>
          <text:p text:style-name="P17"><text:span text:style-name="Source_20_Text">company_id</text:span>, <text:span text:style-name="Source_20_Text">event_id</text:span>, <text:span text:style-name="Source_20_Text">event_type</text:span>, <text:span text:style-name="Source_20_Text">schema_version</text:span></text:p>
        </text:list-item>
        <text:list-item>
          <text:p text:style-name="P17"><text:span text:style-name="Source_20_Text">occurred_at_utc</text:span></text:p>
        </text:list-item>
        <text:list-item>
          <text:p text:style-name="P17"><text:span text:style-name="Source_20_Text">payload_json</text:span> (LONGTEXT)</text:p>
        </text:list-item>
        <text:list-item>
          <text:p text:style-name="P17"><text:span text:style-name="Source_20_Text">status</text:span> (z. B. NEW / PROCESSING / SENT / FAILED)</text:p>
        </text:list-item>
        <text:list-item>
          <text:p text:style-name="P17"><text:span text:style-name="Source_20_Text">retry_count</text:span>, <text:span text:style-name="Source_20_Text">next_attempt_at_utc</text:span>, <text:span text:style-name="Source_20_Text">last_error</text:span></text:p>
        </text:list-item>
        <text:list-item>
          <text:p text:style-name="P17">Claiming: <text:span text:style-name="Source_20_Text">claimed_at_utc</text:span>, <text:span text:style-name="Source_20_Text">claimed_by</text:span></text:p>
        </text:list-item>
        <text:list-item>
          <text:p text:style-name="P17">Unique: <text:span text:style-name="Source_20_Text">(company_id, event_id)</text:span></text:p>
        </text:list-item>
        <text:list-item>
          <text:p text:style-name="P17">Index: <text:span text:style-name="Source_20_Text">(status, next_attempt_at_utc)</text:span></text:p>
        </text:list-item>
      </text:list>
      <text:p text:style-name="Text_20_body"><text:span text:style-name="Source_20_Text"/></text:p>
      <text:p text:style-name="Text_20_body"><text:span text:style-name="T1">Tabelle: </text:span><text:span text:style-name="Source_20_Text"><text:span text:style-name="T1">processed_event</text:span></text:span></text:p>
      <text:list xml:id="list6689491652313125200" text:style-name="L18">
        <text:list-item>
          <text:p text:style-name="P18">PK: <text:span text:style-name="Source_20_Text">id</text:span></text:p>
        </text:list-item>
        <text:list-item>
          <text:p text:style-name="P18"><text:span text:style-name="Source_20_Text">company_id</text:span>, <text:span text:style-name="Source_20_Text">consumer_name</text:span>, <text:span text:style-name="Source_20_Text">event_id</text:span>, <text:span text:style-name="Source_20_Text">processed_at_utc</text:span></text:p>
        </text:list-item>
        <text:list-item>
          <text:p text:style-name="P18">Unique: <text:span text:style-name="Source_20_Text">(company_id, consumer_name, event_id)</text:span></text:p>
        </text:list-item>
      </text:list>
      <text:p text:style-name="Text_20_body"><text:span text:style-name="Strong_20_Emphasis">Akzeptanzkriterien:</text:span></text:p>
      <text:list xml:id="list1542373369870048857" text:style-name="L19">
        <text:list-item>
          <text:p text:style-name="P19">Flyway Migrationen vorhanden und lauffähig.</text:p>
        </text:list-item>
        <text:list-item>
          <text:p text:style-name="P19">Entities/Repos bauen.</text:p>
        </text:list-item>
      </text:list>
      <text:p text:style-name="Text_20_body"/>
      <text:h text:style-name="Heading_20_2" text:outline-level="2">5.4 OutboxPublisher.enqueue(...) (eventing-outbox-jpa)</text:h>
      <text:p text:style-name="Text_20_body"><text:span text:style-name="Strong_20_Emphasis">Beschreibung:</text:span> API für Producer, um Events in die Outbox zu schreiben.</text:p>
      <text:p text:style-name="Text_20_body"><text:span text:style-name="Strong_20_Emphasis">Regeln:</text:span></text:p>
      <text:list xml:id="list2326055372470310431" text:style-name="L20">
        <text:list-item>
          <text:p text:style-name="P20"><text:span text:style-name="Source_20_Text">companyId</text:span> ist Pflicht (Fail-Fast: Exception)</text:p>
        </text:list-item>
        <text:list-item>
          <text:p text:style-name="P20">Default:</text:p>
          <text:list>
            <text:list-item>
              <text:p text:style-name="P20"><text:span text:style-name="Source_20_Text">status = NEW</text:span></text:p>
            </text:list-item>
            <text:list-item>
              <text:p text:style-name="P20"><text:span text:style-name="Source_20_Text">retry_count = 0</text:span></text:p>
            </text:list-item>
            <text:list-item>
              <text:p text:style-name="P20"><text:span text:style-name="Source_20_Text">schema_version = 1</text:span> (falls nicht gesetzt)</text:p>
            </text:list-item>
          </text:list>
        </text:list-item>
      </text:list>
      <text:p text:style-name="Text_20_body"><text:span text:style-name="Strong_20_Emphasis">Akzeptanzkriterien:</text:span></text:p>
      <text:list xml:id="list7957637694749938697" text:style-name="L21">
        <text:list-item>
          <text:p text:style-name="P21">Positive Test: <text:span text:style-name="Source_20_Text">save()</text:span> wird aufgerufen</text:p>
        </text:list-item>
        <text:list-item>
          <text:p text:style-name="P21">Negative Test: fehlende companyId =&gt; Exception</text:p>
        </text:list-item>
      </text:list>
      <text:p text:style-name="Text_20_body"/>
      <text:h text:style-name="Heading_20_2" text:outline-level="2"/>
      <text:h text:style-name="P40" text:outline-level="2">5.5 Dispatcher (eventing-starter)</text:h>
      <text:p text:style-name="Text_20_body"><text:span text:style-name="Strong_20_Emphasis">Beschreibung:</text:span> Scheduled Job, der Outbox-Events verschickt (über <text:span text:style-name="Source_20_Text">EventBus</text:span>).</text:p>
      <text:p text:style-name="Text_20_body"><text:span text:style-name="Strong_20_Emphasis">Hauptfunktionen:</text:span></text:p>
      <text:list xml:id="list3640068387520486224" text:style-name="L22">
        <text:list-item>
          <text:p text:style-name="P22">Polling (Intervall konfigurierbar)</text:p>
        </text:list-item>
        <text:list-item>
          <text:p text:style-name="P22">Batch-Verarbeitung (limit)</text:p>
        </text:list-item>
        <text:list-item>
          <text:p text:style-name="P22"><text:span text:style-name="Strong_20_Emphasis">Claiming</text:span>: atomisches Umsetzen <text:span text:style-name="Source_20_Text">NEW -&gt; PROCESSING</text:span>, damit mehrere Instanzen nicht doppelt senden</text:p>
        </text:list-item>
        <text:list-item>
          <text:p text:style-name="P22">Publish: <text:span text:style-name="Source_20_Text">EventBus.publish(topic, EventEnvelope)</text:span></text:p>
        </text:list-item>
        <text:list-item>
          <text:p text:style-name="P22">Status-Update:</text:p>
          <text:list>
            <text:list-item>
              <text:p text:style-name="P22">Erfolg =&gt; <text:span text:style-name="Source_20_Text">SENT</text:span></text:p>
            </text:list-item>
            <text:list-item>
              <text:p text:style-name="P22">Fehler =&gt; Retry (Backoff), dann wieder <text:span text:style-name="Source_20_Text">NEW</text:span> oder <text:span text:style-name="Source_20_Text">FAILED</text:span> nach Max-Versuchen</text:p>
            </text:list-item>
          </text:list>
        </text:list-item>
        <text:list-item>
          <text:p text:style-name="P22">Aufräumen Claim-Felder (<text:span text:style-name="Source_20_Text">claimed_*</text:span> wieder null setzen)</text:p>
        </text:list-item>
      </text:list>
      <text:p text:style-name="Text_20_body"><text:span text:style-name="Strong_20_Emphasis">Akzeptanzkriterien:</text:span></text:p>
      <text:list xml:id="list1408237954520071297" text:style-name="L23">
        <text:list-item>
          <text:p text:style-name="P23">Tests decken ab:</text:p>
          <text:list>
            <text:list-item>
              <text:p text:style-name="P23"><text:span text:style-name="Source_20_Text">enabled=false</text:span> =&gt; kein Publish</text:p>
            </text:list-item>
            <text:list-item>
              <text:p text:style-name="P23">Claim=0 =&gt; kein Publish</text:p>
            </text:list-item>
            <text:list-item>
              <text:p text:style-name="P23">Erfolg =&gt; SENT</text:p>
            </text:list-item>
            <text:list-item>
              <text:p text:style-name="P23">Fehler =&gt; retry_count++ und NEW/FAILED, Claim cleared</text:p>
            </text:list-item>
          </text:list>
        </text:list-item>
      </text:list>
      <text:p text:style-name="Text_20_body"/>
      <text:h text:style-name="Heading_20_2" text:outline-level="2">5.6 EventBus Interface (eventing-starter)</text:h>
      <text:p text:style-name="Text_20_body"><text:span text:style-name="Strong_20_Emphasis">Beschreibung:</text:span> Austauschpunkt für Transport (Kafka/Rabbit/HTTP etc.).</text:p>
      <text:p text:style-name="Text_20_body"><text:span text:style-name="Strong_20_Emphasis">MVP:</text:span></text:p>
      <text:list xml:id="list1395607735523761895" text:style-name="L24">
        <text:list-item>
          <text:p text:style-name="P24">Interface <text:span text:style-name="Source_20_Text">publish(topic, envelope)</text:span></text:p>
        </text:list-item>
        <text:list-item>
          <text:p text:style-name="P24">Default: <text:span text:style-name="Source_20_Text">NoopEventBus</text:span> (loggt oder tut nichts)</text:p>
        </text:list-item>
      </text:list>
      <text:p text:style-name="Text_20_body"><text:span text:style-name="Strong_20_Emphasis">Akzeptanzkriterien:</text:span></text:p>
      <text:list xml:id="list5813350357795202183" text:style-name="L25">
        <text:list-item>
          <text:p text:style-name="P25">Dispatcher funktioniert mit Noop/Mock.</text:p>
        </text:list-item>
      </text:list>
      <text:p text:style-name="Text_20_body"/>
      <text:h text:style-name="Heading_20_2" text:outline-level="2"/>
      <text:h text:style-name="P40" text:outline-level="2">5.7 Consumer-Idempotenz (eventing-starter)</text:h>
      <text:p text:style-name="Text_20_body"><text:span text:style-name="Strong_20_Emphasis">Beschreibung:</text:span> Consumer sollen Events mehrfach bekommen dürfen (at-least-once), ohne doppelte Wirkung.</text:p>
      <text:p text:style-name="Text_20_body"><text:span text:style-name="Strong_20_Emphasis">Funktionen:</text:span></text:p>
      <text:list xml:id="list8060438219570707895" text:style-name="L26">
        <text:list-item>
          <text:p text:style-name="P26"><text:span text:style-name="Source_20_Text">alreadyProcessed(companyId, consumerName, eventId)</text:span></text:p>
        </text:list-item>
        <text:list-item>
          <text:p text:style-name="P26"><text:span text:style-name="Source_20_Text">markProcessed(companyId, consumerName, eventId)</text:span><text:line-break/>Duplicate wird toleriert (idempotent).</text:p>
        </text:list-item>
      </text:list>
      <text:p text:style-name="Text_20_body"><text:span text:style-name="Strong_20_Emphasis">Akzeptanzkriterien:</text:span></text:p>
      <text:list xml:id="list3521894254391920561" text:style-name="L27">
        <text:list-item>
          <text:p text:style-name="P27">Duplicate insert führt nicht zu einem Fehler nach außen (Test).</text:p>
        </text:list-item>
      </text:list>
      <text:p text:style-name="Text_20_body"/>
      <text:h text:style-name="Heading_20_2" text:outline-level="2">5.8 Consumer Runner Pattern (eventing-starter)</text:h>
      <text:p text:style-name="Text_20_body"><text:span text:style-name="Strong_20_Emphasis">Beschreibung:</text:span> Wiederverwendbarer Ablauf:</text:p>
      <text:list xml:id="list3947983863226474575" text:style-name="L28">
        <text:list-item>
          <text:p text:style-name="P28">prüfen ob verarbeitet</text:p>
        </text:list-item>
        <text:list-item>
          <text:p text:style-name="P28">laden/handlen</text:p>
        </text:list-item>
        <text:list-item>
          <text:p text:style-name="P28">als verarbeitet markieren</text:p>
        </text:list-item>
      </text:list>
      <text:p text:style-name="Text_20_body"><text:span text:style-name="Strong_20_Emphasis">Akzeptanzkriterien:</text:span></text:p>
      <text:list xml:id="list3096373511436824638" text:style-name="L29">
        <text:list-item>
          <text:p text:style-name="P29">alreadyProcessed =&gt; handler wird nicht aufgerufen</text:p>
        </text:list-item>
        <text:list-item>
          <text:p text:style-name="P29">normal =&gt; handler wird aufgerufen + markProcessed</text:p>
        </text:list-item>
      </text:list>
      <text:p text:style-name="Text_20_body"/>
      <text:h text:style-name="Heading_20_2" text:outline-level="2">5.9 Spring Boot Auto-Configuration (eventing-starter)</text:h>
      <text:p text:style-name="Text_20_body"><text:span text:style-name="Strong_20_Emphasis">Beschreibung:</text:span> Bei Einbindung als Dependency wird Eventing “automatisch” verdrahtet.</text:p>
      <text:p text:style-name="Text_20_body"><text:span text:style-name="Strong_20_Emphasis">MVP:</text:span></text:p>
      <text:list xml:id="list2695568612026862874" text:style-name="L30">
        <text:list-item>
          <text:p text:style-name="P30"><text:span text:style-name="Source_20_Text">@AutoConfiguration</text:span></text:p>
        </text:list-item>
        <text:list-item>
          <text:p text:style-name="P30"><text:span text:style-name="Source_20_Text">@EnableConfigurationProperties(...)</text:span></text:p>
        </text:list-item>
        <text:list-item>
          <text:p text:style-name="P30">Default Beans via <text:span text:style-name="Source_20_Text">@ConditionalOnMissingBean</text:span></text:p>
        </text:list-item>
        <text:list-item>
          <text:p text:style-name="P30">Dispatcher nur bei <text:span text:style-name="Source_20_Text">eventing.dispatcher.enabled=true</text:span> (Default true im Modul, aber Services können es deaktivieren)</text:p>
        </text:list-item>
      </text:list>
      <text:p text:style-name="Text_20_body"><text:span text:style-name="Strong_20_Emphasis">Akzeptanzkriterien:</text:span></text:p>
      <text:list xml:id="list3796884247291297059" text:style-name="L31">
        <text:list-item>
          <text:p text:style-name="P31">Context-Test (z. B. ApplicationContextRunner) lädt Autoconfig und erstellt Beans.</text:p>
        </text:list-item>
      </text:list>
      <text:p text:style-name="Text_20_body"/>
      <text:h text:style-name="Heading_20_1" text:outline-level="1"/>
      <text:h text:style-name="P41" text:outline-level="1">6. Konfiguration (application.properties)</text:h>
      <text:p text:style-name="Text_20_body">Beispiel (Service-Seite):</text:p>
      <text:section text:style-name="Sect1" text:name="code-block-viewer">
        <text:p text:style-name="Preformatted_20_Text">eventing.service-name=employee-service</text:p>
        <text:p text:style-name="Preformatted_20_Text">eventing.dispatcher.enabled=false</text:p>
        <text:p text:style-name="Preformatted_20_Text">eventing.dispatcher.batch-size=50</text:p>
        <text:p text:style-name="Preformatted_20_Text">eventing.dispatcher.poll-interval-ms=1000</text:p>
        <text:p text:style-name="Preformatted_20_Text">eventing.dispatcher.max-attempts=10</text:p>
        <text:p text:style-name="Preformatted_20_Text">eventing.dispatcher.backoff-initial-ms=1000</text:p>
        <text:p text:style-name="Preformatted_20_Text">eventing.dispatcher.backoff-multiplier=2.0</text:p>
        <text:p text:style-name="Preformatted_20_Text">eventing.dispatcher.backoff-max-ms=600000</text:p>
        <text:p text:style-name="Preformatted_20_Text"/>
      </text:section>
      <text:h text:style-name="Heading_20_1" text:outline-level="1">7. Nicht-funktionale Anforderungen</text:h>
      <text:h text:style-name="Heading_20_2" text:outline-level="2">7.1 Zuverlässigkeit</text:h>
      <text:list xml:id="list3019362214118564101" text:style-name="L32">
        <text:list-item>
          <text:p text:style-name="P32">Outbox stellt sicher: <text:span text:style-name="Strong_20_Emphasis">DB-Write</text:span> und <text:span text:style-name="Strong_20_Emphasis">Event-Write</text:span> passieren in einem konsistenten Ablauf.</text:p>
        </text:list-item>
        <text:list-item>
          <text:p text:style-name="P32">Dispatcher arbeitet <text:span text:style-name="Strong_20_Emphasis">fehlertolerant</text:span> (Retry + Backoff).</text:p>
        </text:list-item>
      </text:list>
      <text:h text:style-name="Heading_20_2" text:outline-level="2">7.2 Parallelität / Skalierung</text:h>
      <text:list xml:id="list7870574285690970424" text:style-name="L33">
        <text:list-item>
          <text:p text:style-name="P33">Claiming verhindert Doppelverarbeitung bei mehreren Instanzen.</text:p>
        </text:list-item>
        <text:list-item>
          <text:p text:style-name="P33">Batch-Limit verhindert Überlast.</text:p>
        </text:list-item>
      </text:list>
      <text:h text:style-name="Heading_20_2" text:outline-level="2">7.3 Sicherheit</text:h>
      <text:list xml:id="list3907008186926861317" text:style-name="L34">
        <text:list-item>
          <text:p text:style-name="P34">Modul selbst enthält keine externen Endpunkte (außer optional Admin API).</text:p>
        </text:list-item>
        <text:list-item>
          <text:p text:style-name="P34">Optional Admin API:</text:p>
          <text:list>
            <text:list-item>
              <text:p text:style-name="P34">JWT Resource Server</text:p>
            </text:list-item>
            <text:list-item>
              <text:p text:style-name="P34">Scope-basiert (z. B. <text:span text:style-name="Source_20_Text">SCOPE_eventing.admin</text:span>)</text:p>
            </text:list-item>
          </text:list>
        </text:list-item>
      </text:list>
      <text:h text:style-name="Heading_20_2" text:outline-level="2">7.4 Logging/Monitoring</text:h>
      <text:list xml:id="list1845516574747821935" text:style-name="L35">
        <text:list-item>
          <text:p text:style-name="P35">Warnung bei Publish-Fehlern (inkl. last_error Speicherung)</text:p>
        </text:list-item>
        <text:list-item>
          <text:p text:style-name="P35">Optional: Actuator/Metrics-Hooks später</text:p>
        </text:list-item>
      </text:list>
      <text:p text:style-name="Text_20_body"/>
      <text:h text:style-name="Heading_20_1" text:outline-level="1"/>
      <text:h text:style-name="P41" text:outline-level="1">8. Testanforderungen</text:h>
      <text:list xml:id="list601102811395954120" text:style-name="L36">
        <text:list-item>
          <text:p text:style-name="P36">Pro Feature mindestens:</text:p>
          <text:list>
            <text:list-item>
              <text:p text:style-name="P36"><text:span text:style-name="Strong_20_Emphasis">positiver Test</text:span></text:p>
            </text:list-item>
            <text:list-item>
              <text:p text:style-name="P36"><text:span text:style-name="Strong_20_Emphasis">negativer Test</text:span></text:p>
            </text:list-item>
          </text:list>
        </text:list-item>
        <text:list-item>
          <text:p text:style-name="P36">Tests standardmäßig als Unit-Tests (Mockito), Integrationtests optional später.</text:p>
        </text:list-item>
      </text:list>
      <text:p text:style-name="Text_20_body"/>
      <text:h text:style-name="Heading_20_1" text:outline-level="1">9. Abnahmekriterien (MVP)</text:h>
      <text:p text:style-name="Text_20_body">Das Eventing-Modul gilt als abgenommen, wenn:</text:p>
      <text:list xml:id="list6043808727284243840" text:style-name="L37">
        <text:list-item>
          <text:p text:style-name="P37">Multi-Module Build grün (<text:span text:style-name="Source_20_Text">mvn test</text:span>)</text:p>
        </text:list-item>
        <text:list-item>
          <text:p text:style-name="P37">eventing-core: Envelope + TopicNaming getestet</text:p>
        </text:list-item>
        <text:list-item>
          <text:p text:style-name="P37">outbox-jpa: Schema + Entities/Repos + enqueue getestet</text:p>
        </text:list-item>
        <text:list-item>
          <text:p text:style-name="P37">starter: Dispatcher (Claiming+Retry) + Envelope publish + Idempotenz + ConsumerRunner + Autoconfig getestet</text:p>
        </text:list-item>
        <text:list-item>
          <text:p text:style-name="P37">Konfigurationsparameter dokumentiert (kurz in README)</text:p>
        </text:list-item>
      </text:list>
      <text:p text:style-name="Text_20_body"/>
      <text:h text:style-name="Heading_20_1" text:outline-level="1">10. Mini-Glossar (einfach)</text:h>
      <text:list xml:id="list5835964533237304805" text:style-name="L38">
        <text:list-item>
          <text:p text:style-name="P38"><text:span text:style-name="Strong_20_Emphasis">Outbox Pattern:</text:span> Events werden zuerst in einer DB-Tabelle gespeichert und später zuverlässig “verschickt”.</text:p>
        </text:list-item>
        <text:list-item>
          <text:p text:style-name="P38"><text:span text:style-name="Strong_20_Emphasis">Dispatcher:</text:span> Hintergrundprozess, der Outbox-Events abarbeitet.</text:p>
        </text:list-item>
        <text:list-item>
          <text:p text:style-name="P38"><text:span text:style-name="Strong_20_Emphasis">Claiming:</text:span> Reservieren von Datensätzen, damit nicht zwei Instanzen das Gleiche tun.</text:p>
        </text:list-item>
        <text:list-item>
          <text:p text:style-name="P38"><text:span text:style-name="Strong_20_Emphasis">Idempotenz:</text:span> Mehrfaches Ausführen führt zum gleichen Ergebnis wie einmal.</text:p>
        </text:list-item>
        <text:list-item>
          <text:p text:style-name="P38"><text:span text:style-name="Strong_20_Emphasis">Envelope:</text:span> Standard-“Umschlag” um ein Event (Metadaten + Payload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1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1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3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25T13:51:03.03</meta:creation-date>
    <meta:document-statistic meta:table-count="0" meta:image-count="0" meta:object-count="0" meta:page-count="8" meta:paragraph-count="196" meta:word-count="949" meta:character-count="7764"/>
    <dc:date>2026-02-25T13:58:52.96</dc:date>
    <dc:creator>Thomas Meyer</dc:creator>
    <meta:editing-duration>PT7M50S</meta:editing-duration>
    <meta:editing-cycles>1</meta:editing-cycles>
    <meta:generator>OpenOffice/4.1.15$Win32 OpenOffice.org_project/4115m2$Build-9813</meta:generator>
  </office:meta>
</office:document-meta>
</file>